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 fo:margin-top="0.0694in" fo:margin-bottom="0.0694in" fo:line-height="100%"/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2" style:parent-style-name="KeinLeerraum" style:family="paragraph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P3" style:parent-style-name="KeinLeerraum" style:family="paragraph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4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5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6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7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8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9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10" style:parent-style-name="Standard" style:list-style-name="LFO1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11" style:parent-style-name="KeinLeerraum" style:list-style-name="LFO1" style:family="paragraph">
      <style:text-properties fo:font-size="14pt" style:font-size-asian="14pt" style:font-size-complex="14pt" fo:language="en" fo:country="GB" style:language-asian="de" style:country-asian="DE"/>
    </style:style>
    <style:style style:name="P12" style:parent-style-name="KeinLeerraum" style:family="paragraph">
      <style:text-properties fo:font-size="14pt" style:font-size-asian="14pt" style:font-size-complex="14pt" fo:language="en" fo:country="GB" style:language-asian="de" style:country-asian="DE"/>
    </style:style>
    <style:style style:name="T13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14" style:parent-style-name="Absatz-Standardschriftart" style:family="text">
      <style:text-properties fo:font-size="14pt" style:font-size-asian="14pt" style:font-size-complex="14pt" style:language-asian="de" style:country-asian="DE"/>
    </style:style>
    <style:style style:name="P15" style:parent-style-name="KeinLeerraum" style:family="paragraph">
      <style:text-properties fo:font-size="14pt" style:font-size-asian="14pt" style:font-size-complex="14pt" style:language-asian="de" style:country-asian="DE"/>
    </style:style>
    <style:style style:name="P16" style:parent-style-name="KeinLeerraum" style:family="paragraph">
      <style:text-properties fo:font-size="14pt" style:font-size-asian="14pt" style:font-size-complex="14pt" fo:language="en" fo:country="GB" style:language-asian="de" style:country-asian="DE"/>
    </style:style>
    <style:style style:name="P17" style:parent-style-name="Standard" style:list-style-name="LFO1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9" style:parent-style-name="Absatz-Standardschriftart" style:family="text">
      <style:text-properties style:font-name-complex="Calibri" fo:font-size="14pt" style:font-size-asian="14pt" style:font-size-complex="14pt" fo:background-color="#FFFFFF" fo:language="ru" fo:country="RU"/>
    </style:style>
    <style:style style:name="T20" style:parent-style-name="Absatz-Standardschriftart" style:family="text">
      <style:text-properties style:font-name-complex="Calibri" fo:font-size="14pt" style:font-size-asian="14pt" style:font-size-complex="14pt" fo:background-color="#FFFFFF"/>
    </style:style>
    <style:style style:name="T21" style:parent-style-name="Absatz-Standardschriftart" style:family="text">
      <style:text-properties style:font-name-complex="Calibri" fo:color="#040C28" fo:font-size="14pt" style:font-size-asian="14pt" style:font-size-complex="14pt" fo:language="ru" fo:country="RU"/>
    </style:style>
    <style:style style:name="T22" style:parent-style-name="Absatz-Standardschriftart" style:family="text">
      <style:text-properties style:font-name-complex="Calibri" fo:font-size="14pt" style:font-size-asian="14pt" style:font-size-complex="14pt" fo:background-color="#FFFFFF"/>
    </style:style>
    <style:style style:name="T23" style:parent-style-name="Absatz-Standardschriftart" style:family="text">
      <style:text-properties style:font-name-complex="Calibri" fo:font-size="14pt" style:font-size-asian="14pt" style:font-size-complex="14pt" fo:background-color="#FFFFFF" fo:language="ru" fo:country="RU"/>
    </style:style>
    <style:style style:name="P24" style:parent-style-name="KeinLeerraum" style:family="paragraph">
      <style:text-properties style:font-name-complex="Calibri" fo:font-size="14pt" style:font-size-asian="14pt" style:font-size-complex="14pt" fo:background-color="#FFFFFF" fo:language="ru" fo:country="RU"/>
    </style:style>
    <style:style style:name="T25" style:parent-style-name="Absatz-Standardschriftart" style:family="text">
      <style:text-properties style:font-name-complex="Calibri" fo:font-size="14pt" style:font-size-asian="14pt" style:font-size-complex="14pt" fo:background-color="#FFFFFF"/>
    </style:style>
    <style:style style:name="T26" style:parent-style-name="Absatz-Standardschriftart" style:family="text">
      <style:text-properties style:font-name-complex="Calibri" fo:font-size="14pt" style:font-size-asian="14pt" style:font-size-complex="14pt" fo:background-color="#FFFFFF" fo:language="ru" fo:country="RU"/>
    </style:style>
    <style:style style:name="T27" style:parent-style-name="Absatz-Standardschriftart" style:family="text">
      <style:text-properties style:font-name-complex="Calibri" fo:font-size="14pt" style:font-size-asian="14pt" style:font-size-complex="14pt" fo:background-color="#FFFFFF"/>
    </style:style>
    <style:style style:name="T28" style:parent-style-name="Absatz-Standardschriftart" style:family="text">
      <style:text-properties style:font-name-complex="Calibri" fo:color="#040C28" fo:font-size="14pt" style:font-size-asian="14pt" style:font-size-complex="14pt" fo:language="ru" fo:country="RU"/>
    </style:style>
    <style:style style:name="T29" style:parent-style-name="Absatz-Standardschriftart" style:family="text">
      <style:text-properties style:font-name-complex="Calibri" fo:font-size="14pt" style:font-size-asian="14pt" style:font-size-complex="14pt" fo:background-color="#FFFFFF" fo:language="ru" fo:country="RU"/>
    </style:style>
    <style:style style:name="T30" style:parent-style-name="Absatz-Standardschriftart" style:family="text">
      <style:text-properties style:font-name-complex="Calibri" fo:font-size="14pt" style:font-size-asian="14pt" style:font-size-complex="14pt" fo:background-color="#FFFFFF"/>
    </style:style>
    <style:style style:name="T31" style:parent-style-name="Absatz-Standardschriftart" style:family="text">
      <style:text-properties style:font-name-complex="Calibri" fo:color="#040C28" fo:font-size="14pt" style:font-size-asian="14pt" style:font-size-complex="14pt" fo:language="ru" fo:country="RU"/>
    </style:style>
    <style:style style:name="T32" style:parent-style-name="Absatz-Standardschriftart" style:family="text">
      <style:text-properties style:font-name-complex="Calibri" fo:font-size="14pt" style:font-size-asian="14pt" style:font-size-complex="14pt" fo:background-color="#FFFFFF"/>
    </style:style>
    <style:style style:name="T33" style:parent-style-name="Absatz-Standardschriftart" style:family="text">
      <style:text-properties style:font-name-complex="Calibri" fo:font-size="14pt" style:font-size-asian="14pt" style:font-size-complex="14pt" fo:background-color="#FFFFFF" fo:language="ru" fo:country="RU"/>
    </style:style>
    <style:style style:name="P34" style:parent-style-name="KeinLeerraum" style:family="paragraph">
      <style:text-properties style:font-name-complex="Calibri" fo:font-size="14pt" style:font-size-asian="14pt" style:font-size-complex="14pt" fo:background-color="#FFFFFF" fo:language="ru" fo:country="RU"/>
    </style:style>
    <style:style style:name="P35" style:parent-style-name="KeinLeerraum" style:family="paragraph">
      <style:text-properties style:font-name-complex="Calibri" fo:color="#333333" fo:font-size="14pt" style:font-size-asian="14pt" style:font-size-complex="14pt" fo:background-color="#FFFFFF" fo:language="ru" fo:country="RU"/>
    </style:style>
    <style:style style:name="P36" style:parent-style-name="KeinLeerraum" style:family="paragraph">
      <style:text-properties style:font-name-complex="Calibri" fo:color="#333333" fo:font-size="14pt" style:font-size-asian="14pt" style:font-size-complex="14pt" fo:background-color="#FFFFFF" fo:language="ru" fo:country="RU"/>
    </style:style>
    <style:style style:name="P37" style:parent-style-name="KeinLeerraum" style:family="paragraph">
      <style:text-properties style:font-name-complex="Calibri" fo:color="#333333" fo:font-size="14pt" style:font-size-asian="14pt" style:font-size-complex="14pt" fo:background-color="#FFFFFF" fo:language="ru" fo:country="RU"/>
    </style:style>
    <style:style style:name="T38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39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40" style:parent-style-name="Absatz-Standardschriftart" style:family="text">
      <style:text-properties style:font-name-complex="Calibri" fo:color="#333333" fo:font-size="14pt" style:font-size-asian="14pt" style:font-size-complex="14pt" fo:background-color="#FFFFFF"/>
    </style:style>
    <style:style style:name="T41" style:parent-style-name="Hervorhebung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42" style:parent-style-name="Absatz-Standardschriftart" style:family="text">
      <style:text-properties style:font-name-complex="Calibri" fo:color="#333333" fo:font-size="14pt" style:font-size-asian="14pt" style:font-size-complex="14pt" fo:background-color="#FFFFFF"/>
    </style:style>
    <style:style style:name="T43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44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45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46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47" style:parent-style-name="Absatz-Standardschriftart" style:family="text">
      <style:text-properties style:font-name-complex="Calibri" fo:color="#333333" fo:font-size="14pt" style:font-size-asian="14pt" style:font-size-complex="14pt" fo:background-color="#FFFFFF"/>
    </style:style>
    <style:style style:name="T48" style:parent-style-name="Hervorhebung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49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50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P51" style:parent-style-name="KeinLeerraum" style:family="paragraph">
      <style:text-properties style:font-name-complex="Calibri" fo:color="#333333" fo:font-size="14pt" style:font-size-asian="14pt" style:font-size-complex="14pt" fo:background-color="#FFFFFF" fo:language="ru" fo:country="RU"/>
    </style:style>
    <style:style style:name="P52" style:parent-style-name="KeinLeerraum" style:family="paragraph">
      <style:text-properties style:font-name-complex="Calibri" fo:color="#333333" fo:font-size="14pt" style:font-size-asian="14pt" style:font-size-complex="14pt" fo:background-color="#FFFFFF" fo:language="ru" fo:country="RU"/>
    </style:style>
    <style:style style:name="P53" style:parent-style-name="KeinLeerraum" style:family="paragraph">
      <style:text-properties style:font-name-complex="Calibri" fo:color="#333333" fo:font-size="14pt" style:font-size-asian="14pt" style:font-size-complex="14pt" fo:background-color="#FFFFFF" fo:language="ru" fo:country="RU"/>
    </style:style>
    <style:style style:name="T54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55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56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T57" style:parent-style-name="Absatz-Standardschriftart" style:family="text">
      <style:text-properties style:font-name-complex="Calibri" fo:color="#333333" fo:font-size="14pt" style:font-size-asian="14pt" style:font-size-complex="14pt" fo:background-color="#FFFFFF" fo:language="ru" fo:country="RU"/>
    </style:style>
    <style:style style:name="P58" style:parent-style-name="Standard" style:family="paragraph">
      <style:paragraph-properties fo:margin-top="0.0694in" fo:margin-bottom="0.0694in" fo:line-height="100%" fo:margin-left="0.5in">
        <style:tab-stops/>
      </style:paragraph-properties>
    </style:style>
    <style:style style:name="T59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6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61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62" style:parent-style-name="Absatz-Standardschriftart" style:family="text">
      <style:text-properties style:font-name-complex="Calibri" fo:color="#040C28" fo:font-size="14pt" style:font-size-asian="14pt" style:font-size-complex="14pt" fo:language="ru" fo:country="RU"/>
    </style:style>
    <style:style style:name="T63" style:parent-style-name="Absatz-Standardschriftart" style:family="text">
      <style:text-properties style:font-name-complex="Calibri" fo:color="#040C28" fo:font-size="14pt" style:font-size-asian="14pt" style:font-size-complex="14pt"/>
    </style:style>
    <style:style style:name="T64" style:parent-style-name="Absatz-Standardschriftart" style:family="text">
      <style:text-properties style:font-name-complex="Calibri" fo:color="#040C28" fo:font-size="14pt" style:font-size-asian="14pt" style:font-size-complex="14pt" fo:language="ru" fo:country="RU"/>
    </style:style>
    <style:style style:name="T65" style:parent-style-name="Absatz-Standardschriftart" style:family="text">
      <style:text-properties style:font-name-complex="Calibri" fo:color="#040C28" fo:font-size="14pt" style:font-size-asian="14pt" style:font-size-complex="14pt" fo:language="ru" fo:country="RU"/>
    </style:style>
    <style:style style:name="T66" style:parent-style-name="Absatz-Standardschriftart" style:family="text">
      <style:text-properties style:font-name-complex="Calibri" fo:font-size="14pt" style:font-size-asian="14pt" style:font-size-complex="14pt" fo:background-color="#FFFFFF" fo:language="ru" fo:country="RU"/>
    </style:style>
    <style:style style:name="P67" style:parent-style-name="Standard" style:list-style-name="LFO1" style:family="paragraph">
      <style:paragraph-properties fo:margin-top="0.0694in" fo:margin-bottom="0.0694in" fo:line-height="100%"/>
    </style:style>
    <style:style style:name="T68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69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70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71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72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73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74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75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76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77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P78" style:parent-style-name="Standard" style:family="paragraph">
      <style:paragraph-properties fo:margin-top="0.0694in" fo:margin-bottom="0.0694in" fo:line-height="100%" fo:margin-left="0.5in">
        <style:tab-stops/>
      </style:paragraph-properties>
    </style:style>
    <style:style style:name="T79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80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82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3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8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8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86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7" style:parent-style-name="Absatz-Standardschriftart" style:family="text">
      <style:text-properties style:font-name-complex="Calibri" fo:font-size="14pt" style:font-size-asian="14pt" style:font-size-complex="14pt"/>
    </style:style>
    <style:style style:name="T8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9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9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92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P93" style:parent-style-name="Standard" style:family="paragraph">
      <style:paragraph-properties fo:margin-top="0.0694in" fo:margin-bottom="0.0694in" fo:line-height="100%" fo:margin-left="0.5in">
        <style:tab-stops/>
      </style:paragraph-properties>
    </style:style>
    <style:style style:name="T94" style:parent-style-name="Fett" style:family="text">
      <style:text-properties style:font-name-complex="Calibri" fo:font-weight="normal" style:font-weight-asian="normal" style:font-weight-complex="normal" fo:color="#313130" fo:font-size="14pt" style:font-size-asian="14pt" style:font-size-complex="14pt" fo:background-color="#FFFFFF" fo:language="ru" fo:country="RU"/>
    </style:style>
    <style:style style:name="T95" style:parent-style-name="Fett" style:family="text">
      <style:text-properties style:font-name-complex="Calibri" fo:font-weight="normal" style:font-weight-asian="normal" style:font-weight-complex="normal" fo:color="#313130" fo:font-size="14pt" style:font-size-asian="14pt" style:font-size-complex="14pt" fo:background-color="#FFFFFF"/>
    </style:style>
    <style:style style:name="T96" style:parent-style-name="Fett" style:family="text">
      <style:text-properties style:font-name-complex="Calibri" fo:font-weight="normal" style:font-weight-asian="normal" style:font-weight-complex="normal" fo:color="#313130" fo:font-size="14pt" style:font-size-asian="14pt" style:font-size-complex="14pt" fo:background-color="#FFFFFF" fo:language="ru" fo:country="RU"/>
    </style:style>
    <style:style style:name="T97" style:parent-style-name="Fett" style:family="text">
      <style:text-properties style:font-name-complex="Calibri" fo:font-weight="normal" style:font-weight-asian="normal" style:font-weight-complex="normal" fo:color="#313130" fo:font-size="14pt" style:font-size-asian="14pt" style:font-size-complex="14pt" fo:background-color="#FFFFFF"/>
    </style:style>
    <style:style style:name="T98" style:parent-style-name="Fett" style:family="text">
      <style:text-properties style:font-name-complex="Calibri" fo:font-weight="normal" style:font-weight-asian="normal" style:font-weight-complex="normal" fo:color="#313130" fo:font-size="14pt" style:font-size-asian="14pt" style:font-size-complex="14pt" fo:background-color="#FFFFFF" fo:language="ru" fo:country="RU"/>
    </style:style>
    <style:style style:name="T99" style:parent-style-name="Absatz-Standardschriftart" style:family="text">
      <style:text-properties style:font-name-complex="Calibri" fo:color="#313130" fo:font-size="14pt" style:font-size-asian="14pt" style:font-size-complex="14pt" fo:background-color="#FFFFFF" fo:language="ru" fo:country="RU"/>
    </style:style>
    <style:style style:name="T100" style:parent-style-name="Absatz-Standardschriftart" style:family="text">
      <style:text-properties style:font-name-complex="Calibri" fo:color="#313130" fo:font-size="14pt" style:font-size-asian="14pt" style:font-size-complex="14pt" fo:background-color="#FFFFFF"/>
    </style:style>
    <style:style style:name="T101" style:parent-style-name="Hervorhebung" style:family="text">
      <style:text-properties style:font-name-complex="Calibri" fo:color="#313130" fo:font-size="14pt" style:font-size-asian="14pt" style:font-size-complex="14pt" fo:background-color="#FFFFFF" fo:language="ru" fo:country="RU"/>
    </style:style>
    <style:style style:name="T102" style:parent-style-name="Absatz-Standardschriftart" style:family="text">
      <style:text-properties style:font-name-complex="Calibri" fo:color="#313130" fo:font-size="14pt" style:font-size-asian="14pt" style:font-size-complex="14pt" fo:background-color="#FFFFFF"/>
    </style:style>
    <style:style style:name="T103" style:parent-style-name="Absatz-Standardschriftart" style:family="text">
      <style:text-properties style:font-name-complex="Calibri" fo:color="#313130" fo:font-size="14pt" style:font-size-asian="14pt" style:font-size-complex="14pt" fo:background-color="#FFFFFF" fo:language="ru" fo:country="RU"/>
    </style:style>
    <style:style style:name="T104" style:parent-style-name="Absatz-Standardschriftart" style:family="text">
      <style:text-properties style:font-name-complex="Calibri" fo:color="#313130" fo:font-size="14pt" style:font-size-asian="14pt" style:font-size-complex="14pt" fo:background-color="#FFFFFF"/>
    </style:style>
    <style:style style:name="T105" style:parent-style-name="Absatz-Standardschriftart" style:family="text">
      <style:text-properties style:font-name-complex="Calibri" fo:color="#313130" fo:font-size="14pt" style:font-size-asian="14pt" style:font-size-complex="14pt" fo:background-color="#FFFFFF" fo:language="ru" fo:country="RU"/>
    </style:style>
    <style:style style:name="T106" style:parent-style-name="Absatz-Standardschriftart" style:family="text">
      <style:text-properties style:font-name-complex="Calibri" fo:color="#313130" fo:font-size="14pt" style:font-size-asian="14pt" style:font-size-complex="14pt" fo:background-color="#FFFFFF"/>
    </style:style>
    <style:style style:name="T107" style:parent-style-name="Absatz-Standardschriftart" style:family="text">
      <style:text-properties style:font-name-complex="Calibri" fo:color="#313130" fo:font-size="14pt" style:font-size-asian="14pt" style:font-size-complex="14pt" fo:background-color="#FFFFFF" fo:language="ru" fo:country="RU"/>
    </style:style>
    <style:style style:name="P108" style:parent-style-name="Standard" style:list-style-name="LFO1" style:family="paragraph">
      <style:paragraph-properties fo:margin-top="0.0694in" fo:margin-bottom="0.0694in" fo:line-height="100%"/>
    </style:style>
    <style:style style:name="T109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10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11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12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13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114" style:parent-style-name="Standard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115" style:parent-style-name="Standard" style:list-style-name="LFO1" style:family="paragraph">
      <style:paragraph-properties fo:margin-top="0.0694in" fo:margin-bottom="0.0694in" fo:line-height="100%"/>
    </style:style>
    <style:style style:name="T116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17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1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19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2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21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22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23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24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25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26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27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28" style:parent-style-name="Absatz-Standardschriftart" style:family="text">
      <style:text-properties style:font-name-complex="Calibri" fo:font-size="14pt" style:font-size-asian="14pt" style:font-size-complex="14pt"/>
    </style:style>
    <style:style style:name="T129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30" style:parent-style-name="Absatz-Standardschriftart" style:family="text">
      <style:text-properties style:font-name-complex="Calibri" fo:font-size="14pt" style:font-size-asian="14pt" style:font-size-complex="14pt"/>
    </style:style>
    <style:style style:name="T131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32" style:parent-style-name="Absatz-Standardschriftart" style:family="text">
      <style:text-properties style:font-name-complex="Calibri" fo:font-size="14pt" style:font-size-asian="14pt" style:font-size-complex="14pt"/>
    </style:style>
    <style:style style:name="T133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P134" style:parent-style-name="KeinLeerraum" style:family="paragraph">
      <style:text-properties style:font-name-complex="Calibri" fo:font-size="14pt" style:font-size-asian="14pt" style:font-size-complex="14pt" fo:language="ru" fo:country="RU"/>
    </style:style>
    <style:style style:name="T135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36" style:parent-style-name="Absatz-Standardschriftart" style:family="text">
      <style:text-properties style:font-name-complex="Calibri" fo:font-size="14pt" style:font-size-asian="14pt" style:font-size-complex="14pt"/>
    </style:style>
    <style:style style:name="T137" style:parent-style-name="HTMLCode" style:family="text">
      <style:text-properties style:font-name="Calibri" style:font-name-asian="Calibri" style:font-name-complex="Calibri" fo:color="#313130" fo:font-size="14pt" style:font-size-asian="14pt" style:font-size-complex="14pt"/>
    </style:style>
    <style:style style:name="T13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39" style:parent-style-name="Absatz-Standardschriftart" style:family="text">
      <style:text-properties style:font-name-complex="Calibri" fo:color="#313130" fo:font-size="14pt" style:font-size-asian="14pt" style:font-size-complex="14pt" fo:language="ru" fo:country="RU"/>
    </style:style>
    <style:style style:name="T140" style:parent-style-name="Absatz-Standardschriftart" style:family="text">
      <style:text-properties style:font-name-complex="Calibri" fo:color="#313130" fo:font-size="14pt" style:font-size-asian="14pt" style:font-size-complex="14pt"/>
    </style:style>
    <style:style style:name="T141" style:parent-style-name="Absatz-Standardschriftart" style:family="text">
      <style:text-properties style:font-name-complex="Calibri" fo:color="#313130" fo:font-size="14pt" style:font-size-asian="14pt" style:font-size-complex="14pt" fo:language="ru" fo:country="RU"/>
    </style:style>
    <style:style style:name="T142" style:parent-style-name="Absatz-Standardschriftart" style:family="text">
      <style:text-properties style:font-name-complex="Calibri" fo:color="#313130" fo:font-size="14pt" style:font-size-asian="14pt" style:font-size-complex="14pt"/>
    </style:style>
    <style:style style:name="T143" style:parent-style-name="Absatz-Standardschriftart" style:family="text">
      <style:text-properties style:font-name-complex="Calibri" fo:color="#313130" fo:font-size="14pt" style:font-size-asian="14pt" style:font-size-complex="14pt" fo:language="ru" fo:country="RU"/>
    </style:style>
    <style:style style:name="T144" style:parent-style-name="Absatz-Standardschriftart" style:family="text">
      <style:text-properties style:font-name-complex="Calibri" fo:color="#313130" fo:font-size="14pt" style:font-size-asian="14pt" style:font-size-complex="14pt" fo:language="ru" fo:country="RU"/>
    </style:style>
    <style:style style:name="T145" style:parent-style-name="HTMLCode" style:family="text">
      <style:text-properties style:font-name="Calibri" style:font-name-asian="Calibri" style:font-name-complex="Calibri" fo:color="#313130" fo:font-size="14pt" style:font-size-asian="14pt" style:font-size-complex="14pt" fo:language="ru" fo:country="RU"/>
    </style:style>
    <style:style style:name="P146" style:parent-style-name="Standard" style:list-style-name="LFO1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147" style:parent-style-name="Standard" style:family="paragraph">
      <style:paragraph-properties fo:margin-top="0.0694in" fo:margin-bottom="0.0694in" fo:line-height="100%" fo:margin-left="0.5in">
        <style:tab-stops/>
      </style:paragraph-properties>
    </style:style>
    <style:style style:name="T14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49" style:parent-style-name="Absatz-Standardschriftart" style:family="text">
      <style:text-properties fo:font-size="14pt" style:font-size-asian="14pt" style:font-size-complex="14pt" fo:language="ru" fo:country="RU"/>
    </style:style>
    <style:style style:name="P150" style:parent-style-name="KeinLeerraum" style:family="paragraph">
      <style:text-properties fo:font-size="14pt" style:font-size-asian="14pt" style:font-size-complex="14pt" fo:language="ru" fo:country="RU" style:language-asian="de" style:country-asian="DE"/>
    </style:style>
    <style:style style:name="P151" style:parent-style-name="KeinLeerraum" style:family="paragraph">
      <style:text-properties fo:font-size="14pt" style:font-size-asian="14pt" style:font-size-complex="14pt" fo:language="ru" fo:country="RU" style:language-asian="de" style:country-asian="DE"/>
    </style:style>
    <style:style style:name="P152" style:parent-style-name="KeinLeerraum" style:list-style-name="LFO2" style:family="paragraph"/>
    <style:style style:name="T153" style:parent-style-name="Absatz-Standardschriftart" style:family="text">
      <style:text-properties fo:font-size="14pt" style:font-size-asian="14pt" style:font-size-complex="14pt"/>
    </style:style>
    <style:style style:name="T154" style:parent-style-name="Absatz-Standardschriftart" style:family="text">
      <style:text-properties fo:font-size="14pt" style:font-size-asian="14pt" style:font-size-complex="14pt" fo:language="ru" fo:country="RU"/>
    </style:style>
    <style:style style:name="P155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ru" fo:country="RU" style:language-asian="de" style:country-asian="DE"/>
    </style:style>
    <style:style style:name="P156" style:parent-style-name="Standard" style:list-style-name="LFO2" style:family="paragraph">
      <style:paragraph-properties fo:margin-top="0.0694in" fo:margin-bottom="0.0694in" fo:line-height="100%"/>
    </style:style>
    <style:style style:name="T157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58" style:parent-style-name="Absatz-Standardschriftart" style:family="text">
      <style:text-properties fo:font-size="14pt" style:font-size-asian="14pt" style:font-size-complex="14pt"/>
    </style:style>
    <style:style style:name="T159" style:parent-style-name="Absatz-Standardschriftart" style:family="text">
      <style:text-properties fo:font-size="14pt" style:font-size-asian="14pt" style:font-size-complex="14pt" fo:language="ru" fo:country="RU"/>
    </style:style>
    <style:style style:name="P160" style:parent-style-name="Standard" style:family="paragraph">
      <style:text-properties style:font-name-complex="Calibri" fo:font-size="14pt" style:font-size-asian="14pt" style:font-size-complex="14pt" fo:language="ru" fo:country="RU"/>
    </style:style>
  </office:automatic-styles>
  <office:body>
    <office:text text:use-soft-page-breaks="true">
      <text:list text:style-name="LFO1" text:continue-numbering="true">
        <text:list-item>
          <text:p text:style-name="P1">Какие есть способы объявления функций?</text:p>
        </text:list-item>
      </text:list>
      <text:p text:style-name="P2"><text:s text:c="13"/>- Function Declaration</text:p>
      <text:p text:style-name="P3"><text:s text:c="13"/>- Function Expression</text:p>
      <text:p text:style-name="KeinLeerraum"><text:span text:style-name="T4"><text:s/></text:span><text:span text:style-name="T5"><text:s text:c="11"/></text:span><text:span text:style-name="T6">-<text:s/></text:span><text:span text:style-name="T7">стрелочные</text:span><text:span text:style-name="T8"><text:s/></text:span><text:span text:style-name="T9">функции</text:span></text:p>
      <text:list text:style-name="LFO1" text:continue-numbering="true">
        <text:list-item>
          <text:p text:style-name="P10">Приведите примеры вызова одной и той же функции всеми известными вам способами.</text:p>
          <text:list text:continue-numbering="true">
            <text:list-item>
              <text:p text:style-name="P11">function washCar() { <text:s text:c="9"/>b. let washCar = function() {</text:p>
            </text:list-item>
          </text:list>
        </text:list-item>
      </text:list>
      <text:p text:style-name="P12"><text:s text:c="22"/>console.log(“Dad”); <text:s text:c="16"/>console.log(“Dad”);</text:p>
      <text:p text:style-name="KeinLeerraum"><text:span text:style-name="T13"><text:s text:c="22"/></text:span><text:span text:style-name="T14">} <text:s text:c="49"/>}</text:span></text:p>
      <text:p text:style-name="P15"/>
      <text:p text:style-name="P16"><text:s text:c="17"/>c. let washCar = () =&gt; console.log(“Dad”);</text:p>
      <text:list text:style-name="LFO1" text:continue-numbering="true">
        <text:list-item>
          <text:p text:style-name="P17">В чём разница между тестированием и отладкой (дебаггингом)? А что такое логирование?</text:p>
        </text:list-item>
      </text:list>
      <text:p text:style-name="KeinLeerraum"><text:span text:style-name="T18"><text:s text:c="11"/>-<text:s/></text:span><text:span text:style-name="T19">При</text:span><text:span text:style-name="T20"> </text:span><text:span text:style-name="T21">отладке</text:span><text:span text:style-name="T22"> </text:span><text:span text:style-name="T23">отыскиваются и устраняются, в основном, те ошибки, <text:s text:c="6"/></text:span></text:p>
      <text:p text:style-name="P24"><text:s text:c="13"/>наличие которых <text:s/>устанавливается <text:s text:c="2"/></text:p>
      <text:p text:style-name="KeinLeerraum"><text:span text:style-name="T25"><text:s text:c="13"/></text:span><text:span text:style-name="T26">при</text:span><text:span text:style-name="T27"> </text:span><text:span text:style-name="T28">тестировании</text:span><text:span text:style-name="T29">.</text:span><text:span text:style-name="T30"> </text:span><text:span text:style-name="T31">Тестирование</text:span><text:span text:style-name="T32"> </text:span><text:span text:style-name="T33">не может доказать правильность, в<text:s/></text:span></text:p>
      <text:p text:style-name="P34"><text:s text:c="13"/>лучшем случае оно может продемонстрировать наличие ошибки.</text:p>
      <text:p text:style-name="P35"><text:s text:c="22"/>Тестирование - это процесс выполнения программ на<text:s/></text:p>
      <text:p text:style-name="P36"><text:s text:c="12"/>некотором наборе данных, для которого заранее известен результат<text:s/><text:s text:c="5"/></text:p>
      <text:p text:style-name="P37"><text:s text:c="13"/>применения или известны правила поведения этих программ.<text:s/><text:s text:c="2"/></text:p>
      <text:p text:style-name="KeinLeerraum"><text:span text:style-name="T38"><text:s text:c="13"/></text:span><text:span text:style-name="T39">Указанный набор данных называется</text:span><text:span text:style-name="T40"> </text:span><text:span text:style-name="T41">тестовым</text:span><text:span text:style-name="T42"> </text:span><text:span text:style-name="T43">или</text:span></text:p>
      <text:p text:style-name="KeinLeerraum"><text:span text:style-name="T44"><text:s text:c="13"/></text:span><text:span text:style-name="T45">пр</text:span><text:span text:style-name="T46">осто</text:span><text:span text:style-name="T47"> </text:span><text:span text:style-name="T48">тестом</text:span><text:span text:style-name="T49">. Тестирование программ является одной из<text:s/></text:span><text:span text:style-name="T50"><text:s/></text:span></text:p>
      <text:p text:style-name="P51"><text:s text:c="13"/>составных частей более общего понятия - «отладка программ».<text:s/></text:p>
      <text:p text:style-name="P52"><text:s text:c="22"/>Под отладкой по­нимается процесс, позволяющий получить<text:s/><text:s/></text:p>
      <text:p text:style-name="P53"><text:s text:c="13"/>программу, функциони­рующую<text:s/><text:s/>с требующимися характеристиками<text:s/><text:s text:c="2"/></text:p>
      <text:p text:style-name="KeinLeerraum"><text:span text:style-name="T54"><text:s text:c="12"/></text:span><text:span text:style-name="T55">в заданной области изменения<text:s/></text:span><text:span text:style-name="T56"><text:s/></text:span><text:span text:style-name="T57">входных данных.</text:span></text:p>
      <text:p text:style-name="P58"><text:span text:style-name="T59">-<text:s/></text:span><text:span text:style-name="T60">логирование</text:span><text:span text:style-name="T61"><text:s/>:<text:s/></text:span><text:span text:style-name="T62">инструмент в отладке<text:s/></text:span><text:span text:style-name="T63">JS</text:span><text:span text:style-name="T64"><text:s/>кода</text:span><text:span text:style-name="T65">.<text:s/></text:span><text:span text:style-name="T66">В простейшем случае логирование сводится к файлу на диске, куда разные программы записывают (логируют) свои действия во время работы. Такой файл называют логом или журналом. Как правило, внутри лога одна строчка соответствует одному действию.</text:span></text:p>
      <text:list text:style-name="LFO1" text:continue-numbering="true">
        <text:list-item>
          <text:p text:style-name="P67"><text:span text:style-name="T68">В</text:span><text:span text:style-name="T69"><text:s/></text:span><text:span text:style-name="T70">чём</text:span><text:span text:style-name="T71"><text:s/></text:span><text:span text:style-name="T72">разница</text:span><text:span text:style-name="T73"><text:s/></text:span><text:span text:style-name="T74">между</text:span><text:span text:style-name="T75"><text:s/>Function Expression<text:s/></text:span><text:span text:style-name="T76">и</text:span><text:span text:style-name="T77"><text:s/>Function Declaration?</text:span></text:p>
        </text:list-item>
      </text:list>
      <text:p text:style-name="P78"><text:span text:style-name="T79">-</text:span><text:span text:style-name="T80"><text:s/></text:span><text:span text:style-name="T81">синтаксис</text:span><text:span text:style-name="T82">: <text:s/></text:span><text:span text:style-name="T83">Function</text:span><text:span text:style-name="T84"><text:s/></text:span><text:span text:style-name="T85">Declaration</text:span><text:span text:style-name="T86">: функция объявляется отдельной конструкцией «</text:span><text:span text:style-name="T87">function</text:span><text:span text:style-name="T88">…» в основном потоке кода.<text:s/></text:span><text:span text:style-name="T89">Function</text:span><text:span text:style-name="T90"><text:s/></text:span><text:span text:style-name="T91">Expression</text:span><text:span text:style-name="T92">: функция, созданная внутри другого выражения или синтаксической конструкции.</text:span></text:p>
      <text:soft-page-break/>
      <text:p text:style-name="P93"><text:span text:style-name="T94">Основное отличие между ними: функции, объявленные как<text:s/></text:span><text:span text:style-name="T95">Function</text:span><text:span text:style-name="T96"><text:s/></text:span><text:span text:style-name="T97">Declaration</text:span><text:span text:style-name="T98">, создаются интерпретатором до выполнения кода.<text:s/></text:span><text:span text:style-name="T99">Поэтому их можно вызвать</text:span><text:span text:style-name="T100"> </text:span><text:span text:style-name="T101">до</text:span><text:span text:style-name="T102"> </text:span><text:span text:style-name="T103">объявления. А если бы это было объявление<text:s/></text:span><text:span text:style-name="T104">Function</text:span><text:span text:style-name="T105"><text:s/></text:span><text:span text:style-name="T106">Expression</text:span><text:span text:style-name="T107">, то такой вызов бы не сработал.</text:span></text:p>
      <text:list text:style-name="LFO1" text:continue-numbering="true">
        <text:list-item>
          <text:p text:style-name="P108"><text:span text:style-name="T109">Что делает функция<text:s/></text:span><text:span text:style-name="T110">console</text:span><text:span text:style-name="T111">.</text:span><text:span text:style-name="T112">log</text:span><text:span text:style-name="T113">()?</text:span></text:p>
        </text:list-item>
      </text:list>
      <text:p text:style-name="P114">- выводит информацию из кода в консоль</text:p>
      <text:list text:style-name="LFO1" text:continue-numbering="true">
        <text:list-item>
          <text:p text:style-name="P115"><text:span text:style-name="T116">По какой причине, мы можем использовать до объявления функцию, объявленную через</text:span><text:span text:style-name="T117"> Function</text:span><text:span text:style-name="T118"><text:s/></text:span><text:span text:style-name="T119">Declaration</text:span><text:span text:style-name="T120">, но не можем ту, которая объявлена через</text:span><text:span text:style-name="T121"> Function</text:span><text:span text:style-name="T122"><text:s/></text:span><text:span text:style-name="T123">Expression</text:span><text:span text:style-name="T124"><text:s/>?</text:span></text:p>
        </text:list-item>
      </text:list>
      <text:p text:style-name="KeinLeerraum"><text:span text:style-name="T125"><text:s text:c="11"/></text:span><text:span text:style-name="T126">-</text:span><text:span text:style-name="T127"><text:s/></text:span><text:span text:style-name="T128">JavaScript</text:span><text:span text:style-name="T129"><text:s/>перед запуском кода ищет в нём<text:s/></text:span><text:span text:style-name="T130">Function</text:span><text:span text:style-name="T131"><text:s/></text:span><text:span text:style-name="T132">Declaration</text:span><text:span text:style-name="T133"><text:s/>(их <text:s text:c="2"/></text:span></text:p>
      <text:p text:style-name="P134"><text:s text:c="13"/>легко <text:s/>найти: они не являются частью выражений и начинаются со <text:s/></text:p>
      <text:p text:style-name="KeinLeerraum"><text:span text:style-name="T135"><text:s text:c="13"/>слова</text:span><text:span text:style-name="T136"> </text:span><text:span text:style-name="T137">function</text:span><text:span text:style-name="T138">) и обрабатывает их. <text:s/></text:span><text:span text:style-name="T139">А<text:s/></text:span><text:span text:style-name="T140">Function</text:span><text:span text:style-name="T141"><text:s/></text:span><text:span text:style-name="T142">Expression</text:span><text:span text:style-name="T143"><text:s/>создаются <text:s text:c="4"/></text:span></text:p>
      <text:p text:style-name="KeinLeerraum"><text:span text:style-name="T144"><text:s text:c="13"/>в процессе выполнения выражения, в котором созданы</text:span><text:span text:style-name="T145">.</text:span></text:p>
      <text:list text:style-name="LFO1" text:continue-numbering="true">
        <text:list-item>
          <text:p text:style-name="P146">Что такое глобальная зона видимости функций?</text:p>
        </text:list-item>
      </text:list>
      <text:p text:style-name="P147"><text:span text:style-name="T148">-</text:span><text:span text:style-name="T149"><text:s/>Область видимости вне любых функций</text:span></text:p>
      <text:p text:style-name="P150"><text:s text:c="7"/>8.<text:s/>Что вернёт код?<text:s/>-28</text:p>
      <text:p text:style-name="P151"/>
      <text:list text:style-name="LFO2" text:continue-numbering="true">
        <text:list-item>
          <text:p text:style-name="P152"><text:span text:style-name="T153">Что выведет этот код?</text:span><text:span text:style-name="T154"><text:s/>-5</text:span></text:p>
        </text:list-item>
      </text:list>
      <text:p text:style-name="P155"/>
      <text:list text:style-name="LFO2" text:continue-numbering="true">
        <text:list-item>
          <text:p text:style-name="P156"><text:span text:style-name="T157"><text:s/></text:span><text:span text:style-name="T158">Что выведет <text:s/>код?</text:span><text:span text:style-name="T159"><text:s/>- ошибку</text:span></text:p>
        </text:list-item>
      </text:list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03-24T18:12:00Z</meta:creation-date>
    <dc:date>2023-03-25T00:17:00Z</dc:date>
    <meta:template xlink:href="Normal" xlink:type="simple"/>
    <meta:editing-cycles>8</meta:editing-cycles>
    <meta:editing-duration>PT0S</meta:editing-duration>
    <meta:document-statistic meta:page-count="2" meta:paragraph-count="6" meta:word-count="416" meta:character-count="3034" meta:row-count="21" meta:non-whitespace-character-count="2624"/>
  </office:meta>
</office:document-meta>
</file>